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.3cm" fo:margin-bottom="0cm" loext:contextual-spacing="false"/>
    </style:style>
    <style:style style:name="P3" style:family="paragraph" style:parent-style-name="Standard">
      <style:paragraph-properties fo:margin-top="0.3cm" fo:margin-bottom="0cm" loext:contextual-spacing="false"/>
      <style:text-properties officeooo:paragraph-rsid="001b1cc7"/>
    </style:style>
    <style:style style:name="P4" style:family="paragraph" style:parent-style-name="Standard">
      <style:paragraph-properties fo:margin-top="0.499cm" fo:margin-bottom="0cm" loext:contextual-spacing="false"/>
    </style:style>
    <style:style style:name="P5" style:family="paragraph" style:parent-style-name="Standard" style:list-style-name="arabskie1"/>
    <style:style style:name="P6" style:family="paragraph" style:parent-style-name="Standard" style:list-style-name="rzymskie1">
      <style:text-properties fo:font-weight="bold" style:font-weight-asian="bold" style:font-weight-complex="bold"/>
    </style:style>
    <style:style style:name="P7" style:family="paragraph" style:parent-style-name="Standard" style:list-style-name="literowe_5c_"/>
    <style:style style:name="P8" style:family="paragraph" style:parent-style-name="Standard" style:list-style-name="liczby"/>
    <style:style style:name="P9" style:family="paragraph" style:parent-style-name="Standard" style:list-style-name="arabskie1">
      <style:paragraph-properties fo:margin-top="0cm" fo:margin-bottom="0.101cm" loext:contextual-spacing="false"/>
    </style:style>
    <style:style style:name="P10" style:family="paragraph" style:parent-style-name="Standard" style:list-style-name="liczby">
      <style:paragraph-properties fo:margin-top="0.199cm" fo:margin-bottom="0cm" loext:contextual-spacing="false"/>
    </style:style>
    <style:style style:name="P11" style:family="paragraph" style:parent-style-name="Standard" style:list-style-name="literymale" style:master-page-name="">
      <loext:graphic-properties draw:fill="none"/>
      <style:paragraph-properties fo:margin-left="2.341cm" fo:margin-right="0cm" fo:text-indent="-0.7cm" style:auto-text-indent="false" style:page-number="auto" fo:background-color="transparent"/>
    </style:style>
    <style:style style:name="P12" style:family="paragraph" style:parent-style-name="liczby_20_3_20_czesc" style:list-style-name="liczby"/>
    <style:style style:name="P13" style:family="paragraph" style:parent-style-name="liczby_20_3_20_czesc" style:list-style-name="liczby" style:master-page-name="">
      <loext:graphic-properties draw:fill="none"/>
      <style:paragraph-properties fo:margin-left="1cm" fo:margin-right="0cm" fo:text-indent="0.199cm" style:auto-text-indent="false" style:page-number="auto" fo:background-color="transparent" style:writing-mode="page">
        <style:tab-stops/>
      </style:paragraph-properties>
    </style:style>
    <style:style style:name="P14" style:family="paragraph" style:parent-style-name="rzymskie_20_1" style:list-style-name="rzymskie1"/>
    <style:style style:name="P15" style:family="paragraph" style:parent-style-name="male" style:list-style-name="liczby"/>
    <style:style style:name="P16" style:family="paragraph" style:parent-style-name="male" style:list-style-name="literymale" style:master-page-name="">
      <loext:graphic-properties draw:fill="none"/>
      <style:paragraph-properties fo:margin-left="2.341cm" fo:margin-right="0cm" fo:text-indent="-0.7cm" style:auto-text-indent="false" style:page-number="auto" fo:background-color="transparent" style:writing-mode="page">
        <style:tab-stops/>
      </style:paragraph-properties>
    </style:style>
    <style:style style:name="P17" style:family="paragraph" style:parent-style-name="male" style:list-style-name="literymale">
      <loext:graphic-properties draw:fill="none"/>
      <style:paragraph-properties fo:margin-left="2.341cm" fo:margin-right="0cm" fo:text-indent="-0.7cm" style:auto-text-indent="false" fo:background-color="transparent" style:writing-mode="page">
        <style:tab-stops/>
      </style:paragraph-properties>
    </style:style>
    <style:style style:name="P18" style:family="paragraph" style:parent-style-name="duze" style:list-style-name="literowe_5c_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Arial" fo:font-size="14pt" fo:font-weight="bold" officeooo:rsid="001b1cc7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PREZENTACJI NA WEWNĘTRZNY USTNY EGZAMIN MATURALNY</text:p>
      <text:p text:style-name="Standard"><text:span text:style-name="T2">Z JĘZYKA POLSKIEGO W ROKU SZKOLNYM 2006/2007 </text:span><text:span text:style-name="T3">x</text:span></text:p>
      <text:p text:style-name="P2">Magdalena Barańska, klasa 3d</text:p>
      <text:p text:style-name="P3"><text:span text:style-name="T1">Temat:</text:span> Różne oblicza władców. Porównaj wybrane portrety w oparciu o teksty dramatyczne.</text:p>
      <text:list xml:id="list2141547847" text:style-name="rzymskie1">
        <text:list-item>
          <text:p text:style-name="P14">Literatura podmiotu:</text:p>
        </text:list-item>
      </text:list>
      <text:list xml:id="list1881487278" text:style-name="arabskie1">
        <text:list-item>
          <text:p text:style-name="P9">Kochanowski Jan, Odprawa posłów greckich, Zakład Narodowy im. Ossolińskich, Wrocław 1985.</text:p>
        </text:list-item>
        <text:list-item>
          <text:p text:style-name="P9">Machiavelli Niccolo, Książę (fragmenty), [w:] Mrowcewicz Krzysztof, Przeszłość to dziś, Wydawnictwo STENTOR, Warszawa 2004, s. 54-56.</text:p>
        </text:list-item>
        <text:list-item>
          <text:p text:style-name="P9">Shakespeare William, Makbet, Wydawnictwo Łódzkie, Biblioteka Lektur Szkolnych, Łódź 1976.</text:p>
        </text:list-item>
        <text:list-item>
          <text:p text:style-name="P9">Sofokles, Antygona, Krajowa Agencja Wydawnicza Rzeszów, Rzeszów 1990.</text:p>
        </text:list-item>
      </text:list>
      <text:list xml:id="list211758878509786" text:continue-list="list2141547847" text:style-name="rzymskie1">
        <text:list-item>
          <text:p text:style-name="P6">Literatura przedmiotu:</text:p>
        </text:list-item>
      </text:list>
      <text:list xml:id="list211758591745186" text:continue-list="list1881487278" text:style-name="arabskie1">
        <text:list-item text:start-value="1">
          <text:p text:style-name="P5">Komorowski Jarosław, Makbet Williama Shakespeare'a, WSiP, Biblioteka Analiz Literackich, Warszawa 1989, s. 52-57.</text:p>
        </text:list-item>
        <text:list-item>
          <text:p text:style-name="P5">Kotarski Edward, Odprawa posłów greckich Jana Kochanowskiego, Państwowe Zakłady Wydawnictw Szkolnych, Biblioteka Analiz Literackich, Warszawa 1969, s.40-48.</text:p>
        </text:list-item>
        <text:list-item>
          <text:p text:style-name="P5">Ryś Anna, Antygona Sofoklesa, Wydawnictwo Marek Rożak, Gdańsk 1994, s. 29- 42.</text:p>
        </text:list-item>
      </text:list>
      <text:list xml:id="list211758333525327" text:continue-list="list211758878509786" text:style-name="rzymskie1">
        <text:list-item>
          <text:p text:style-name="P6">Ramowy plan wypowiedzi:</text:p>
        </text:list-item>
      </text:list>
      <text:list xml:id="list475080673" text:style-name="literowe_5c_">
        <text:list-item>
          <text:p text:style-name="P18">Wstęp</text:p>
        </text:list-item>
      </text:list>
      <text:list xml:id="list2062680275" text:style-name="liczby">
        <text:list-item>
          <text:p text:style-name="P13"><text:s text:c="2"/>Rozważania dotyczące* osób sprawujących władzę oraz* sposobów rządzenia.</text:p>
        </text:list-item>
        <text:list-item>
          <text:p text:style-name="P12"><text:s text:c="2"/>"Ksiażę" Niccolo Machiavellego jako punkt odniesienia do analizy postępowania przedstawionych bohaterów – władców.</text:p>
        </text:list-item>
      </text:list>
      <text:list xml:id="list211759710205940" text:continue-list="list475080673" text:style-name="literowe_5c_">
        <text:list-item>
          <text:p text:style-name="P7">Kolejność prezentowanych argumentów (treści)</text:p>
        </text:list-item>
      </text:list>
      <text:list xml:id="list211757805534388" text:continue-list="list2062680275" text:style-name="liczby">
        <text:list-item text:start-value="1">
          <text:p text:style-name="P12"><text:s text:c="2"/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8"><text:s text:c="2"/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  <text:list-item>
          <text:p text:style-name="P15">Zróżnicowanie* oceny postępowania Kreona jako:</text:p>
        </text:list-item>
      </text:list>
      <text:list xml:id="list625364518" text:style-name="literymale">
        <text:list-item>
          <text:p text:style-name="P16">władcy – tyrana i despoty surowo egzekwującego wydane prawa i rozkazy,</text:p>
        </text:list-item>
        <text:list-item>
          <text:p text:style-name="P17">władcy konsekwentnego, bezkompromisowego, pozbawionego prywaty, kierującego się interesami i obowiązkami państwa.</text:p>
        </text:list-item>
      </text:list>
      <text:list xml:id="list211758453760591" text:continue-list="list211757805534388" text:style-name="liczby">
        <text:list-item>
          <text:p text:style-name="P10">Sylwetka bezwzględnego Makbeta – władcy zbrodniarza zaślepionego namiętnością władzy, ale bezustannego borykającego się z wyrzutami sumienia:</text:p>
        </text:list-item>
      </text:list>
      <text:list xml:id="list211757941255187" text:continue-list="list625364518" text:style-name="literymale">
        <text:list-item text:start-value="1">
          <text:p text:style-name="P11">tragizm postaci Makbeta – władca ukazany jako marionetka ludzkich namiętności, motyw życia – teatru.</text:p>
        </text:list-item>
      </text:list>
      <text:list xml:id="list211758391126506" text:continue-list="list211759710205940" text:style-name="literowe_5c_">
        <text:list-item>
          <text:p text:style-name="P7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211758025162256" text:continue-list="list211758333525327" text:style-name="rzymskie1">
        <text:list-item>
          <text:p text:style-name="P6">Materiały pomocnicze</text:p>
        </text:list-item>
      </text:list>
      <text:list xml:id="list211759309499436" text:continue-list="list211758453760591" text:style-name="liczby">
        <text:list-item text:start-value="1">
          <text:p text:style-name="P8">kartka z cytatami,</text:p>
        </text:list-item>
        <text:list-item>
          <text:p text:style-name="P8">prezentacja multimedialna.</text:p>
        </text:list-item>
      </text:list>
      <text:p text:style-name="P4">Podpis zdającego</text:p>
      <text:p text:style-name="Standard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_20_1" style:display-name="rzymskie 1" style:family="paragraph" style:parent-style-name="Standard">
      <style:paragraph-properties fo:margin-left="0.7cm" fo:margin-right="0cm" fo:margin-top="0.3cm" fo:margin-bottom="0cm" loext:contextual-spacing="false" fo:text-indent="-0.7cm" style:auto-text-indent="false" style:writing-mode="page">
        <style:tab-stops/>
      </style:paragraph-properties>
      <style:text-properties fo:font-weight="bold" style:font-size-asian="10.5pt" style:font-weight-asian="bold" style:font-weight-complex="bold"/>
    </style:style>
    <style:style style:name="Bez_20_tytułu1" style:display-name="Bez tytułu1" style:family="paragraph" style:parent-style-name="Standard">
      <style:paragraph-properties fo:margin-left="1cm" fo:margin-right="-0.7cm" fo:text-indent="-0.7cm" style:auto-text-indent="false" style:writing-mode="page">
        <style:tab-stops/>
      </style:paragraph-properties>
    </style:style>
    <style:style style:name="male" style:family="paragraph" style:parent-style-name="Standard" style:list-style-name="literymale">
      <style:paragraph-properties fo:margin-left="1cm" fo:margin-right="-0.7cm" fo:text-indent="-0.7cm" style:auto-text-indent="false" style:writing-mode="page">
        <style:tab-stops/>
      </style:paragraph-properties>
    </style:style>
    <style:style style:name="Bez_20_tytułu2" style:display-name="Bez tytułu2" style:family="paragraph" style:parent-style-name="Standard">
      <style:paragraph-properties fo:margin-left="1cm" fo:margin-right="0cm" fo:text-indent="-0.101cm" style:auto-text-indent="false" style:writing-mode="page">
        <style:tab-stops/>
      </style:paragraph-properties>
    </style:style>
    <style:style style:name="duze" style:family="paragraph" style:parent-style-name="Standard" style:list-style-name="literowe_5c_">
      <style:paragraph-properties style:writing-mode="page"/>
    </style:style>
    <style:style style:name="liczby_20_3_20_czesc" style:display-name="liczby 3 czesc" style:family="paragraph" style:parent-style-name="Standard" style:list-style-name="liczby" style:master-page-name="">
      <loext:graphic-properties draw:fill="none" draw:fill-color="#729fcf"/>
      <style:paragraph-properties fo:margin-left="1.199cm" fo:margin-right="0cm" fo:text-indent="-1cm" style:auto-text-indent="false" style:page-number="auto" fo:background-color="transparent" style:writing-mode="page">
        <style:tab-stops/>
      </style:paragraph-properties>
      <style:text-properties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owe_5c_" style:display-name="literowe\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ymale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1.06cm" fo:margin-left="2.335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iczby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0.199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30:01.800859759</meta:creation-date>
    <dc:date>2017-10-29T21:17:50.141000000</dc:date>
    <meta:editing-duration>PT14M17S</meta:editing-duration>
    <meta:editing-cycles>5</meta:editing-cycles>
    <meta:generator>LibreOffice/5.4.1.2$Windows_X86_64 LibreOffice_project/ea7cb86e6eeb2bf3a5af73a8f7777ac570321527</meta:generator>
    <meta:document-statistic meta:table-count="0" meta:image-count="0" meta:object-count="0" meta:page-count="1" meta:paragraph-count="31" meta:word-count="331" meta:character-count="2639" meta:non-whitespace-character-count="2351"/>
  </office:meta>
</office:document-meta>
</file>